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SVM</text:p>
          </table:table-cell>
          <table:table-cell/>
          <table:table-cell office:value-type="string" calcext:value-type="string">
            <text:p>Running time</text:p>
          </table:table-cell>
        </table:table-row>
        <table:table-row table:style-name="ro1">
          <table:table-cell/>
          <table:table-cell office:value-type="string" calcext:value-type="string">
            <text:p>10-CV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0-CV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0-CV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har/Word/POS featu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8) / binary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6) / binary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4) / binary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8) / counts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6) / counts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4) / counts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8) / binary / 2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8) / binary / 35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8) / binary / 50k / chi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rd featu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) / cou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) / counts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4) / binary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6) / binary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8) / binary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8) / counts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6) / counts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4) / counts / 5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8) / binary / 20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8) / binary / 35k / ch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8) / binary / 50k / chi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c2V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OW / Vector size 600 / Sum of vectors/ Window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OW / Vector size 300 / Sum of vectors / Window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OW / Vector size 600 / Concat/ Window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OW / Vector size 300 / Concat / Window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M / Vector size 600 / Sum of vectors/ Window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M / Vector size 300 / Sum of vectors / Window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M / Vector size 600 / Concat/ Window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M / Vector size 300 / Concat / Window 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20:29:54.568009756</meta:creation-date>
    <dc:date>2019-05-02T20:52:11.726935078</dc:date>
    <meta:editing-duration>PT22M17S</meta:editing-duration>
    <meta:editing-cycles>10</meta:editing-cycles>
    <meta:generator>LibreOffice/6.0.7.3$Linux_X86_64 LibreOffice_project/00m0$Build-3</meta:generator>
    <meta:document-statistic meta:table-count="1" meta:cell-count="41" meta:object-count="0"/>
  </office:meta>
</office:document-meta>
</file>